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4be1" officeooo:paragraph-rsid="00004be1"/>
    </style:style>
    <style:style style:name="P2" style:family="paragraph" style:parent-style-name="Standard">
      <style:text-properties officeooo:paragraph-rsid="00004be1"/>
    </style:style>
    <style:style style:name="P3" style:family="paragraph" style:parent-style-name="Standard">
      <style:text-properties officeooo:rsid="000080e1" officeooo:paragraph-rsid="000080e1"/>
    </style:style>
    <style:style style:name="P4" style:family="paragraph" style:parent-style-name="Standard">
      <style:text-properties officeooo:paragraph-rsid="000080e1"/>
    </style:style>
    <style:style style:name="T1" style:family="text">
      <style:text-properties officeooo:rsid="00004be1"/>
    </style:style>
    <style:style style:name="T2" style:family="text">
      <style:text-properties officeooo:rsid="000080e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Firstly, we should find the representation of +72; in the binary system it is calculated as:</text:span></text:p>
      <text:p text:style-name="P1"/>
      <text:p text:style-name="P2"><text:span text:style-name="T1">72 / 2 = 36 (remainder = 0)</text:span></text:p>
      <text:p text:style-name="P1">36 / 2 = 18 (remainder = 0)</text:p>
      <text:p text:style-name="P1">18 / 2 = 9 (remainder = 0)</text:p>
      <text:p text:style-name="P2"><text:span text:style-name="T1">9 / 2 = 4 (remainder = 1)</text:span></text:p>
      <text:p text:style-name="P1">4 / 2 = 2 (remainder = 0)</text:p>
      <text:p text:style-name="P1">2 / 2 = 1 (remainder = 0)</text:p>
      <text:p text:style-name="P2"><text:span text:style-name="T1">1 / 2 = 0 (remainder = 1; the quotient is 0, so we must stop)</text:span></text:p>
      <text:p text:style-name="P2"/>
      <text:p text:style-name="P2"><text:span text:style-name="T1">The binary representation of 72 is 0100 1000 (remainders of integers should be read in reverse order, from smallest quotient to largest. In addition, the sign bit should be shown first, because we are going to find signed integer).</text:span></text:p>
      <text:p text:style-name="P2"/>
      <text:p text:style-name="P4"><text:span text:style-name="T2">Then, we switch bits: 0100 1000 transforms to 1011 0111. Finally, we must add 1 bit to find -72:</text:span></text:p>
      <text:p text:style-name="P4"/>
      <text:p text:style-name="P3">1011 0111</text:p>
      <text:p text:style-name="P3">+</text:p>
      <text:p text:style-name="P3">1</text:p>
      <text:p text:style-name="P3">-------------</text:p>
      <text:p text:style-name="P3">1011 1000</text:p>
      <text:p text:style-name="P3"/>
      <text:p text:style-name="P4"><text:span text:style-name="T2">1) It means that (-72)10 = (1011 1000)2</text:span></text:p>
      <text:p text:style-name="P4"/>
      <text:p text:style-name="P4"><text:span text:style-name="T2">2) For the second question, it is enough to count all bits 4 by 4 to represent hexadecimal digits, because one hexadecimal digit needs 4 bits. In this case, 1011 = B and 1000 = 8. So, (-72)10=(1011 1000)2 = (B8)16.</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1.2$Windows_x86 LibreOffice_project/b79626edf0065ac373bd1df5c28bd630b4424273</meta:generator>
    <dc:date>2019-10-01T22:31:21.770000000</dc:date>
    <meta:editing-duration>PT35M29S</meta:editing-duration>
    <meta:editing-cycles>5</meta:editing-cycles>
    <meta:document-statistic meta:table-count="0" meta:image-count="0" meta:object-count="0" meta:page-count="1" meta:paragraph-count="17" meta:word-count="194" meta:character-count="921" meta:non-whitespace-character-count="744"/>
  </office:meta>
</office:document-meta>
</file>